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Model </text:p>
          </table:table-cell>
          <table:table-cell office:value-type="string" calcext:value-type="string">
            <text:p>R2 Scor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GBoost (+GridSearchCV)</text:p>
          </table:table-cell>
          <table:table-cell office:value-type="float" office:value="0.879" calcext:value-type="float">
            <text:p>0.879</text:p>
          </table:table-cell>
          <table:table-cell office:value-type="float" office:value="29114.99" calcext:value-type="float">
            <text:p>29114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 Regression</text:p>
          </table:table-cell>
          <table:table-cell office:value-type="float" office:value="0.8829" calcext:value-type="float">
            <text:p>0.8829</text:p>
          </table:table-cell>
          <table:table-cell office:value-type="float" office:value="22518.34" calcext:value-type="float">
            <text:p>22518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ression+Regulariz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0.9029" calcext:value-type="float">
            <text:p>0.9029</text:p>
          </table:table-cell>
          <table:table-cell office:value-type="float" office:value="25127.87" calcext:value-type="float">
            <text:p>25127.87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float" office:value="0.893" calcext:value-type="float">
            <text:p>0.893</text:p>
          </table:table-cell>
          <table:table-cell office:value-type="float" office:value="21000.74" calcext:value-type="float">
            <text:p>21000.74</text:p>
          </table:table-cell>
        </table:table-row>
        <table:table-row table:style-name="ro1">
          <table:table-cell/>
          <table:table-cell office:value-type="string" calcext:value-type="string">
            <text:p>L1+L2</text:p>
          </table:table-cell>
          <table:table-cell office:value-type="float" office:value="0.86" calcext:value-type="float">
            <text:p>0.86</text:p>
          </table:table-cell>
          <table:table-cell office:value-type="float" office:value="23234.71" calcext:value-type="float">
            <text:p>23234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boost</text:p>
          </table:table-cell>
          <table:table-cell office:value-type="float" office:value="0.8637" calcext:value-type="float">
            <text:p>0.8637</text:p>
          </table:table-cell>
          <table:table-cell office:value-type="float" office:value="33193.79" calcext:value-type="float">
            <text:p>33193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yesian</text:p>
          </table:table-cell>
          <table:table-cell office:value-type="float" office:value="0.8931" calcext:value-type="float">
            <text:p>0.8931</text:p>
          </table:table-cell>
          <table:table-cell office:value-type="float" office:value="22175.98" calcext:value-type="float">
            <text:p>22175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0.736 (validation)</text:p>
          </table:table-cell>
          <table:table-cell office:value-type="float" office:value="30530.45" calcext:value-type="float">
            <text:p>30530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 Forest</text:p>
          </table:table-cell>
          <table:table-cell office:value-type="float" office:value="0.8844" calcext:value-type="float">
            <text:p>0.8844</text:p>
          </table:table-cell>
          <table:table-cell office:value-type="float" office:value="28927.5" calcext:value-type="float">
            <text:p>2892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ussian</text:p>
          </table:table-cell>
          <table:table-cell office:value-type="float" office:value="0.857" calcext:value-type="float">
            <text:p>0.857</text:p>
          </table:table-cell>
          <table:table-cell office:value-type="float" office:value="28725.67" calcext:value-type="float">
            <text:p>28725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01:22:06.613307083</meta:creation-date>
    <dc:date>2025-10-26T02:12:01.249214334</dc:date>
    <meta:editing-duration>PT9M14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